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MI10" svg:font-family="CMMI10"/>
    <style:font-face style:name="CMR10" svg:font-family="CMR10"/>
    <style:font-face style:name="CMR9" svg:font-family="CMR9"/>
    <style:font-face style:name="Mangal1" svg:font-family="Mangal"/>
    <style:font-face style:name="TimesNewRoman" svg:font-family="TimesNew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4.055cm" table:align="margins"/>
    </style:style>
    <style:style style:name="Tabla2.A" style:family="table-column">
      <style:table-column-properties style:column-width="2.027cm" style:rel-column-width="32767*"/>
    </style:style>
    <style:style style:name="Tabla2.B" style:family="table-column">
      <style:table-column-properties style:column-width="2.028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1.834cm" table:align="margins"/>
    </style:style>
    <style:style style:name="Tabla3.A" style:family="table-column">
      <style:table-column-properties style:column-width="1.834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6" style:family="table">
      <style:table-properties style:width="4.055cm" table:align="margins"/>
    </style:style>
    <style:style style:name="Tabla6.A" style:family="table-column">
      <style:table-column-properties style:column-width="2.027cm" style:rel-column-width="32767*"/>
    </style:style>
    <style:style style:name="Tabla6.B" style:family="table-column">
      <style:table-column-properties style:column-width="2.028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834cm" table:align="margins"/>
    </style:style>
    <style:style style:name="Tabla7.A" style:family="table-column">
      <style:table-column-properties style:column-width="1.834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12" style:family="table">
      <style:table-properties style:width="4.057cm" table:align="margins"/>
    </style:style>
    <style:style style:name="Tabla12.A" style:family="table-column">
      <style:table-column-properties style:column-width="2.028cm" style:rel-column-width="32767*"/>
    </style:style>
    <style:style style:name="Tabla12.B" style:family="table-column">
      <style:table-column-properties style:column-width="2.028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3" style:family="table">
      <style:table-properties style:width="1.836cm" table:align="margins"/>
    </style:style>
    <style:style style:name="Tabla13.A" style:family="table-column">
      <style:table-column-properties style:column-width="1.836cm" style:rel-column-width="65535*"/>
    </style:style>
    <style:style style:name="Tabla13.A1" style:family="table-cell">
      <style:table-cell-properties fo:padding="0.097cm" fo:border="0.002cm solid #000000"/>
    </style:style>
    <style:style style:name="Tabla13.A2" style:family="table-cell">
      <style:table-cell-properties fo:padding="0.097cm" fo:border-left="0.002cm solid #000000" fo:border-right="0.002cm solid #000000" fo:border-top="none" fo:border-bottom="0.002cm solid #000000"/>
    </style:style>
    <style:style style:name="Tabla4" style:family="table">
      <style:table-properties style:width="4.055cm" table:align="margins"/>
    </style:style>
    <style:style style:name="Tabla4.A" style:family="table-column">
      <style:table-column-properties style:column-width="2.027cm" style:rel-column-width="32767*"/>
    </style:style>
    <style:style style:name="Tabla4.B" style:family="table-column">
      <style:table-column-properties style:column-width="2.028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5" style:family="table">
      <style:table-properties style:width="1.834cm" table:align="margins"/>
    </style:style>
    <style:style style:name="Tabla5.A" style:family="table-column">
      <style:table-column-properties style:column-width="1.834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8" style:family="table">
      <style:table-properties style:width="4.055cm" table:align="margins"/>
    </style:style>
    <style:style style:name="Tabla8.A" style:family="table-column">
      <style:table-column-properties style:column-width="2.027cm" style:rel-column-width="32767*"/>
    </style:style>
    <style:style style:name="Tabla8.B" style:family="table-column">
      <style:table-column-properties style:column-width="2.028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834cm" table:align="margins"/>
    </style:style>
    <style:style style:name="Tabla9.A" style:family="table-column">
      <style:table-column-properties style:column-width="1.834cm" style:rel-column-width="65535*"/>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4" style:family="table">
      <style:table-properties style:width="4.057cm" table:align="margins"/>
    </style:style>
    <style:style style:name="Tabla14.A" style:family="table-column">
      <style:table-column-properties style:column-width="2.028cm" style:rel-column-width="32767*"/>
    </style:style>
    <style:style style:name="Tabla14.B" style:family="table-column">
      <style:table-column-properties style:column-width="2.028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5" style:family="table">
      <style:table-properties style:width="1.836cm" table:align="margins"/>
    </style:style>
    <style:style style:name="Tabla15.A" style:family="table-column">
      <style:table-column-properties style:column-width="1.836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10" style:family="table">
      <style:table-properties style:width="4.055cm" table:align="margins"/>
    </style:style>
    <style:style style:name="Tabla10.A" style:family="table-column">
      <style:table-column-properties style:column-width="2.027cm" style:rel-column-width="32767*"/>
    </style:style>
    <style:style style:name="Tabla10.B" style:family="table-column">
      <style:table-column-properties style:column-width="2.028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1" style:family="table">
      <style:table-properties style:width="1.834cm" table:align="margins"/>
    </style:style>
    <style:style style:name="Tabla11.A" style:family="table-column">
      <style:table-column-properties style:column-width="1.834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6" style:family="table">
      <style:table-properties style:width="20.188cm" fo:margin-left="-1.445cm" fo:margin-right="-1.743cm" table:align="margins"/>
    </style:style>
    <style:style style:name="Tabla16.A" style:family="table-column">
      <style:table-column-properties style:column-width="1.72cm" style:rel-column-width="5582*"/>
    </style:style>
    <style:style style:name="Tabla16.B" style:family="table-column">
      <style:table-column-properties style:column-width="1.402cm" style:rel-column-width="4552*"/>
    </style:style>
    <style:style style:name="Tabla16.C" style:family="table-column">
      <style:table-column-properties style:column-width="1.429cm" style:rel-column-width="4638*"/>
    </style:style>
    <style:style style:name="Tabla16.D" style:family="table-column">
      <style:table-column-properties style:column-width="1.27cm" style:rel-column-width="4122*"/>
    </style:style>
    <style:style style:name="Tabla16.E" style:family="table-column">
      <style:table-column-properties style:column-width="2.064cm" style:rel-column-width="6699*"/>
    </style:style>
    <style:style style:name="Tabla16.F" style:family="table-column">
      <style:table-column-properties style:column-width="3.122cm" style:rel-column-width="10135*"/>
    </style:style>
    <style:style style:name="Tabla16.G" style:family="table-column">
      <style:table-column-properties style:column-width="3.175cm" style:rel-column-width="10306*"/>
    </style:style>
    <style:style style:name="Tabla16.H" style:family="table-column">
      <style:table-column-properties style:column-width="3.016cm" style:rel-column-width="9791*"/>
    </style:style>
    <style:style style:name="Tabla16.I" style:family="table-column">
      <style:table-column-properties style:column-width="2.992cm" style:rel-column-width="9710*"/>
    </style:style>
    <style:style style:name="Tabla16.A1" style:family="table-cell">
      <style:table-cell-properties fo:padding="0.097cm" fo:border-left="0.002cm solid #000000" fo:border-right="none" fo:border-top="0.002cm solid #000000" fo:border-bottom="0.002cm solid #000000"/>
    </style:style>
    <style:style style:name="Tabla16.I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data-style-name="N0">
      <style:table-cell-properties fo:padding="0.097cm" fo:border-left="0.002cm solid #000000" fo:border-right="none" fo:border-top="none" fo:border-bottom="0.002cm solid #000000"/>
    </style:style>
    <style:style style:name="Tabla16.I2" style:family="table-cell">
      <style:table-cell-properties fo:padding="0.097cm" fo:border-left="0.002cm solid #000000" fo:border-right="0.002cm solid #000000" fo:border-top="none" fo:border-bottom="0.002cm solid #000000"/>
    </style:style>
    <style:style style:name="Tabla17" style:family="table">
      <style:table-properties style:width="20.188cm" fo:margin-left="-1.445cm" fo:margin-right="-1.743cm" table:align="margins"/>
    </style:style>
    <style:style style:name="Tabla17.A" style:family="table-column">
      <style:table-column-properties style:column-width="1.72cm" style:rel-column-width="5582*"/>
    </style:style>
    <style:style style:name="Tabla17.B" style:family="table-column">
      <style:table-column-properties style:column-width="1.402cm" style:rel-column-width="4552*"/>
    </style:style>
    <style:style style:name="Tabla17.C" style:family="table-column">
      <style:table-column-properties style:column-width="1.429cm" style:rel-column-width="4638*"/>
    </style:style>
    <style:style style:name="Tabla17.D" style:family="table-column">
      <style:table-column-properties style:column-width="1.27cm" style:rel-column-width="4122*"/>
    </style:style>
    <style:style style:name="Tabla17.E" style:family="table-column">
      <style:table-column-properties style:column-width="2.064cm" style:rel-column-width="6699*"/>
    </style:style>
    <style:style style:name="Tabla17.F" style:family="table-column">
      <style:table-column-properties style:column-width="3.122cm" style:rel-column-width="10135*"/>
    </style:style>
    <style:style style:name="Tabla17.G" style:family="table-column">
      <style:table-column-properties style:column-width="3.175cm" style:rel-column-width="10306*"/>
    </style:style>
    <style:style style:name="Tabla17.H" style:family="table-column">
      <style:table-column-properties style:column-width="3.016cm" style:rel-column-width="9791*"/>
    </style:style>
    <style:style style:name="Tabla17.I" style:family="table-column">
      <style:table-column-properties style:column-width="2.992cm" style:rel-column-width="9710*"/>
    </style:style>
    <style:style style:name="Tabla17.A1" style:family="table-cell">
      <style:table-cell-properties fo:padding="0.097cm" fo:border-left="0.002cm solid #000000" fo:border-right="none" fo:border-top="0.002cm solid #000000" fo:border-bottom="0.002cm solid #000000"/>
    </style:style>
    <style:style style:name="Tabla17.I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data-style-name="N0">
      <style:table-cell-properties fo:padding="0.097cm" fo:border-left="0.002cm solid #000000" fo:border-right="none" fo:border-top="none" fo:border-bottom="0.002cm solid #000000"/>
    </style:style>
    <style:style style:name="Tabla17.I2" style:family="table-cell">
      <style:table-cell-properties fo:padding="0.097cm" fo:border-left="0.002cm solid #000000" fo:border-right="0.002cm solid #000000" fo:border-top="none" fo:border-bottom="0.002cm solid #000000"/>
    </style:style>
    <style:style style:name="Tabla17.I3"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5.667cm" style:rel-column-width="21845*"/>
    </style:style>
    <style:style style:name="Tabla18.A1" style:family="table-cell">
      <style:table-cell-properties fo:padding="0.097cm" fo:border-left="0.002cm solid #000000" fo:border-right="none" fo:border-top="0.002cm solid #000000" fo:border-bottom="0.002cm solid #000000"/>
    </style:style>
    <style:style style:name="Tabla18.C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style:text-autospace="none"/>
      <style:text-properties style:font-name="Times New Roman" fo:font-size="12pt" style:font-size-asian="12pt" style:font-size-complex="12pt"/>
    </style:style>
    <style:style style:name="P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5" style:family="paragraph" style:parent-style-name="Standard">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6" style:family="paragraph" style:parent-style-name="Standard">
      <style:paragraph-properties style:text-autospace="none"/>
      <style:text-properties style:font-name="Times New Roman" fo:font-size="12pt" style:font-name-asian="CMR10" style:font-size-asian="12pt" style:font-name-complex="CMR10" style:font-size-complex="12pt"/>
    </style:style>
    <style:style style:name="P7" style:family="paragraph" style:parent-style-name="Standard">
      <style:paragraph-properties fo:text-align="center" style:justify-single-word="false" style:text-autospace="none"/>
      <style:text-properties style:font-name="Times New Roman" fo:font-size="12pt" style:font-name-asian="CMR10" style:font-size-asian="12pt" style:font-name-complex="CMR10" style:font-size-complex="12pt"/>
    </style:style>
    <style:style style:name="P8" style:family="paragraph" style:parent-style-name="Standard">
      <style:paragraph-properties style:text-autospace="none"/>
      <style:text-properties style:font-name="Times New Roman" fo:font-size="12pt" fo:font-style="italic" fo:font-weight="bold" style:font-name-asian="CMR10" style:font-size-asian="12pt" style:font-style-asian="italic" style:font-weight-asian="bold" style:font-name-complex="CMR10" style:font-size-complex="12pt" style:font-style-complex="italic" style:font-weight-complex="bold"/>
    </style:style>
    <style:style style:name="P9" style:family="paragraph" style:parent-style-name="Standard">
      <style:paragraph-properties style:text-autospace="none"/>
      <style:text-properties style:font-name="Times New Roman" fo:font-size="12pt" style:text-underline-style="solid" style:text-underline-width="auto" style:text-underline-color="font-color" fo:font-weight="bold" style:font-name-asian="CMR10" style:font-size-asian="12pt" style:font-weight-asian="bold" style:font-name-complex="CMR10" style:font-size-complex="12pt" style:font-weight-complex="bold"/>
    </style:style>
    <style:style style:name="P10" style:family="paragraph" style:parent-style-name="Standard">
      <style:paragraph-properties fo:text-align="start" style:justify-single-word="false" style:text-autospace="none"/>
      <style:text-properties style:font-name="Times New Roman" fo:font-size="12pt" style:font-name-asian="TimesNewRoman" style:font-size-asian="12pt" style:font-name-complex="TimesNewRoman" style:font-size-complex="12pt"/>
    </style:style>
    <style:style style:name="P11" style:family="paragraph" style:parent-style-name="Standard">
      <style:paragraph-properties style:text-autospace="none"/>
      <style:text-properties style:font-name="Times New Roman" fo:font-size="12pt" style:font-name-asian="TimesNewRoman" style:font-size-asian="12pt" style:font-name-complex="TimesNewRoman" style:font-size-complex="12pt"/>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style:text-autospace="none"/>
      <style:text-properties style:font-name-asian="CMR10" style:font-name-complex="CMR10"/>
    </style:style>
    <style:style style:name="P15"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style:text-underline-style="solid" style:text-underline-width="auto" style:text-underline-color="font-color" fo:font-weight="normal" style:font-weight-asian="normal" style:font-weight-complex="normal"/>
    </style:style>
    <style:style style:name="P19" style:family="paragraph" style:parent-style-name="Text_20_body">
      <style:text-properties style:font-name="Times New Roman"/>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Heading">
      <style:paragraph-properties fo:text-align="center" style:justify-single-word="false"/>
    </style:style>
    <style:style style:name="P24" style:family="paragraph" style:parent-style-name="Table_20_Contents">
      <style:text-properties style:font-name="Times New Roman" fo:font-size="8pt" style:font-size-asian="8pt" style:font-size-complex="8pt"/>
    </style:style>
    <style:style style:name="P25" style:family="paragraph" style:parent-style-name="Text_20_body" style:list-style-name="L1"/>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Heading_20_1">
      <style:paragraph-properties fo:text-align="center" style:justify-single-word="false"/>
    </style:style>
    <style:style style:name="P29" style:family="paragraph" style:parent-style-name="Heading_20_1">
      <style:paragraph-properties fo:text-align="center" style:justify-single-word="false"/>
      <style:text-properties style:text-underline-style="none"/>
    </style:style>
    <style:style style:name="T1" style:family="text">
      <style:text-properties style:font-name="Times New Roman"/>
    </style:style>
    <style:style style:name="T2" style:family="text">
      <style:text-properties style:font-name="Times New Roman" fo:font-size="12pt" style:font-name-asian="CMR10" style:font-size-asian="12pt" style:font-name-complex="CMR10" style:font-size-complex="12pt"/>
    </style:style>
    <style:style style:name="T3" style:family="text">
      <style:text-properties style:font-name-asian="CMR9" style:font-name-complex="CMR9"/>
    </style:style>
    <style:style style:name="T4" style:family="text">
      <style:text-properties style:font-name="CMR10" fo:font-size="11pt" style:font-name-asian="CMR10" style:font-size-asian="11pt" style:font-name-complex="CMR10" style:font-size-complex="11pt"/>
    </style:style>
    <style:style style:name="T5" style:family="text">
      <style:text-properties style:font-name-asian="CMR10" style:font-name-complex="CMR10"/>
    </style:style>
    <style:style style:name="T6" style:family="text">
      <style:text-properties style:font-name-asian="CMMI10" style:font-name-complex="CMMI10"/>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Subtitle"/>
      <text:p text:style-name="Text_20_body"/>
      <text:p text:style-name="Text_20_body"/>
      <text:p text:style-name="Text_20_body"/>
      <text:p text:style-name="Title">PROJECT</text:p>
      <text:p text:style-name="Title"><text:line-break/>Advanced Artificial Intelligence techniques</text:p>
      <text:p text:style-name="Subtitle">Classifiers and validation techniqu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dro Porto Domínguez</text:p>
      <text:p text:style-name="Text_20_body">Student Number: 20104708</text:p>
      <text:h text:style-name="P28" text:outline-level="1"><text:soft-page-break/>Introduction:</text:h>
      <text:p text:style-name="Text_20_body"/>
      <text:p text:style-name="Text_20_body">In this project the main goal is to evaluate the different classifiers and validation techniques for data-mining proposes.</text:p>
      <text:p text:style-name="Text_20_body">We built two different classifier: Naive Bayes and Decision Trees:</text:p>
      <text:p text:style-name="Text_20_body"/>
      <text:p text:style-name="P17">NAIVE BAYES:</text:p>
      <text:p text:style-name="Text_20_body">The Naive Bayes Classifier technique is based on the so-called Bayesian theorem and is particularly suited when the dimensionality of the inputs is high. Despite its simplicity, Naive Bayes can often outperform more sophisticated classification methods. </text:p>
      <text:p text:style-name="Text_20_body">This classifier is designed for use when features are independent of one another within each class, but it appears to work well in practice even when that independence assumption is not valid. It classifies data in two steps:</text:p>
      <text:list xml:id="list41206663" text:style-name="L1">
        <text:list-item>
          <text:p text:style-name="P25"><text:bookmark text:name="br039qw-2"/>Training step: Using the training samples, the method estimates the parameters of a probability distribution, assuming features are conditionally independent given the class.</text:p>
        </text:list-item>
        <text:list-item>
          <text:p text:style-name="P25">Prediction step: For any unseen test sample, the method computes the posterior probability of that sample belonging to each class. The method then classifies the test sample according the largest posterior probability.</text:p>
        </text:list-item>
      </text:list>
      <text:p text:style-name="Text_20_body">The class-conditional independence assumption greatly simplifies the training step since you can estimate the one-dimensional class-conditional density for each feature individually. While the class-conditional independence between features is not true in general, research shows that this optimistic assumption works well in practice. This assumption of class independence allows the Naive Bayes classifier to better estimate the parameters required for accurate classification while using less training data than many other classifiers. This makes it particularly effective for datasets containing many predictors or features.</text:p>
      <text:p text:style-name="P17">DECISION TREES:</text:p>
      <text:p text:style-name="P17"/>
      <text:p text:style-name="Standard"><text:bookmark text:name="RTFToC1"/><text:tab/>A decision tree is a tree in which each branch node represents a choice between a number of alternatives, and each leaf node represents a classification or decision.</text:p>
      <text:p text:style-name="P2"><text:s/></text:p>
      <text:p text:style-name="P2">Decision trees are produced by algorithms that identify various ways of splitting a data</text:p>
      <text:p text:style-name="P10">set into branch-like segments. These segments form an inverted decision tree that</text:p>
      <text:p text:style-name="P11">originates with a root node at the top of the tree.</text:p>
      <text:p text:style-name="P11"/>
      <text:p text:style-name="P11">In order to construct a decision tree we use a greedy algorithm, building the tree in a top down recursive divide and conquer manner, at the beginning all the training examples are at the root node. This examples are partitioned recursively based on selected attributes.</text:p>
      <text:p text:style-name="P11">We can use different splitting criteria for the partitioning but in our case we used the INFORMATION GAIN (the expected reduction in entropy). </text:p>
      <text:p text:style-name="P11"/>
      <text:p text:style-name="P11">Information Gain(Attribute) = Entropy(Current node) – SUM (Entropy(all child sets)) </text:p>
      <text:p text:style-name="P11"/>
      <text:p text:style-name="P11"/>
      <text:h text:style-name="P29" text:outline-level="1"><text:soft-page-break/>Description:</text:h>
      <text:p text:style-name="Text_20_body"/>
      <text:p text:style-name="Text_20_body">In our work we use different types of validation techniques. Now we are going to describe this methods and also describe the classical methods of our classifiers.</text:p>
      <text:p text:style-name="Text_20_body"/>
      <text:p text:style-name="P17">GENERAL METHODS:</text:p>
      <text:p text:style-name="Text_20_body"/>
      <text:p text:style-name="P22">readData(String filename)</text:p>
      <text:p text:style-name="Text_20_body">With this method we read the training dataset from a file where its root is “filename”.</text:p>
      <text:p text:style-name="Text_20_body">Our data files have to be structured in a concrete way:</text:p>
      <text:p text:style-name="Text_20_body"><text:tab/>In the first line our reader will find the names of the attributes:</text:p>
      <text:p text:style-name="Text_20_body"><text:tab/><text:tab/>“ colour size length …. etc.”</text:p>
      <text:p text:style-name="Text_20_body"><text:tab/>In the consecutive lines our reader will find all the data separated by comas:</text:p>
      <text:p text:style-name="Text_20_body"><text:tab/><text:tab/>“ blue,big,long … etc. ”</text:p>
      <text:p text:style-name="Text_20_body">This method will storage the name of the attributes in a Array called attributeNames : attributeNames(1) will get our first attribute name, the last attribute is where we find the names of the output attribute.</text:p>
      <text:p text:style-name="Text_20_body">We use an ArrayList called Domains in order to storage the different values of an attribute, for example for the first attribute (Domains.get(1)) we have another ArrayList of Strings where we have the names of them: For example if the first attribute <text:s/>is color we have an ArrayList [blue, brown, red...] at the first position of “Domains”.</text:p>
      <text:p text:style-name="Text_20_body"/>
      <text:p text:style-name="Text_20_body">The Training data is stored on an ArrayList&lt;DataPoints&gt; , where DataPoints is a Structure where we store all attributes like integers. This representation makes comparing values of attributes easier because it involves only integer comparison and no string comparison. For example:</text:p>
      <text:p text:style-name="Text_20_body">if attributes[2] is 1, then the actual value of the 2-Nd attribute is obtained by Domains[2].elementAt(1)</text:p>
      <text:p text:style-name="Text_20_body">----------</text:p>
      <text:p text:style-name="P22">ArrayList getSubconjunto(ArrayList data, int attribute, int value)</text:p>
      <text:p text:style-name="Text_20_body">This method is used to return an ArrayList composed by all the instances in the ArrayList data that have the attribute with a determined value.</text:p>
      <text:p text:style-name="Text_20_body">----------</text:p>
      <text:p text:style-name="Text_20_body"/>
      <text:p text:style-name="P22">readTestData(String filename)</text:p>
      <text:p text:style-name="Text_20_body"/>
      <text:p text:style-name="Text_20_body">it reads a file that contains instances to test, with path “filename” and it storages on a ArrayList called “testDb” in order to test all the instances inside the file.</text:p>
      <text:p text:style-name="Text_20_body"/>
      <text:h text:style-name="P28" text:outline-level="1"><text:soft-page-break/>Classifiers:</text:h>
      <text:p text:style-name="Text_20_body"/>
      <text:p text:style-name="Heading">NaiveBayes:</text:p>
      <text:p text:style-name="Text_20_body"/>
      <text:p text:style-name="Text_20_body">void trainBayes(): We use this method to create an structure that allow us to storage all the probabilities</text:p>
      <text:p text:style-name="Text_20_body">of the different features conditioned to a class variable: P(Feature(i) | Ci ).</text:p>
      <text:p text:style-name="Text_20_body"/>
      <text:p text:style-name="Text_20_body">First we create a subset with all the instances containing one output class value, and next we calculate the probability to obtain this feature in this subset.</text:p>
      <text:p text:style-name="Text_20_body">We make this for all the features and all the output classes and we store the probabilities in a ArrayList&lt;HashMap&gt;. We use this structure because is easy and fast to access the probability that we are interested in, with index of the different features.</text:p>
      <text:p text:style-name="Text_20_body">Example of our structure:</text:p>
      <table:table table:name="Tabla1" table:style-name="Tabla1">
        <table:table-column table:style-name="Tabla1.A" table:number-columns-repeated="3"/>
        <table:table-column table:style-name="Tabla1.D"/>
        <table:table-row>
          <table:table-cell table:style-name="Tabla1.A1" office:value-type="string">
            <text:p text:style-name="Table_20_Contents">Color</text:p>
          </table:table-cell>
          <table:table-cell table:style-name="Tabla1.A1" office:value-type="string">
            <text:p text:style-name="Table_20_Contents">Size</text:p>
          </table:table-cell>
          <table:table-cell table:style-name="Tabla1.A1" office:value-type="string">
            <text:p text:style-name="Table_20_Contents">Length</text:p>
          </table:table-cell>
          <table:table-cell table:style-name="Tabla1.D1" office:value-type="string">
            <text:p text:style-name="Table_20_Contents"/>
          </table:table-cell>
        </table:table-row>
        <table:table-row>
          <table:table-cell table:style-name="Tabla1.A2" office:value-type="string">
            <table:table table:name="Tabla2" table:style-name="Tabla2">
              <table:table-column table:style-name="Tabla2.A"/>
              <table:table-column table:style-name="Tabla2.B"/>
              <table:table-row>
                <table:table-cell table:style-name="Tabla2.A1" office:value-type="string">
                  <text:p text:style-name="Table_20_Contents"/>
                  <text:p text:style-name="Table_20_Contents">1(red)</text:p>
                </table:table-cell>
                <table:table-cell table:style-name="Tabla2.B1" office:value-type="string">
                  <table:table table:name="Tabla3" table:style-name="Tabla3">
                    <table:table-column table:style-name="Tabla3.A"/>
                    <table:table-row>
                      <table:table-cell table:style-name="Tabla3.A1" office:value-type="string">
                        <text:p text:style-name="Table_20_Contents">T = 0,6</text:p>
                      </table:table-cell>
                    </table:table-row>
                    <table:table-row>
                      <table:table-cell table:style-name="Tabla3.A2" office:value-type="string">
                        <text:p text:style-name="Table_20_Contents">F = 0,4</text:p>
                      </table:table-cell>
                    </table:table-row>
                  </table:table>
                  <text:p text:style-name="Table_20_Contents"/>
                </table:table-cell>
              </table:table-row>
            </table:table>
            <text:p text:style-name="Table_20_Contents"/>
          </table:table-cell>
          <table:table-cell table:style-name="Tabla1.A2" office:value-type="string">
            <table:table table:name="Tabla6" table:style-name="Tabla6">
              <table:table-column table:style-name="Tabla6.A"/>
              <table:table-column table:style-name="Tabla6.B"/>
              <table:table-row>
                <table:table-cell table:style-name="Tabla6.A1" office:value-type="string">
                  <text:p text:style-name="Table_20_Contents"/>
                  <text:p text:style-name="Table_20_Contents">1(big)</text:p>
                </table:table-cell>
                <table:table-cell table:style-name="Tabla6.B1" office:value-type="string">
                  <table:table table:name="Tabla7" table:style-name="Tabla7">
                    <table:table-column table:style-name="Tabla7.A"/>
                    <table:table-row>
                      <table:table-cell table:style-name="Tabla7.A1" office:value-type="string">
                        <text:p text:style-name="Table_20_Contents">T = 0,3</text:p>
                      </table:table-cell>
                    </table:table-row>
                    <table:table-row>
                      <table:table-cell table:style-name="Tabla7.A2" office:value-type="string">
                        <text:p text:style-name="Table_20_Contents">F = 0,7</text:p>
                      </table:table-cell>
                    </table:table-row>
                  </table:table>
                  <text:p text:style-name="Table_20_Contents"/>
                </table:table-cell>
              </table:table-row>
            </table:table>
            <text:p text:style-name="Table_20_Contents"/>
          </table:table-cell>
          <table:table-cell table:style-name="Tabla1.A2" office:value-type="string">
            <table:table table:name="Tabla12" table:style-name="Tabla12">
              <table:table-column table:style-name="Tabla12.A"/>
              <table:table-column table:style-name="Tabla12.B"/>
              <table:table-row>
                <table:table-cell table:style-name="Tabla12.A1" office:value-type="string">
                  <text:p text:style-name="Table_20_Contents"/>
                  <text:p text:style-name="Table_20_Contents">1(long)</text:p>
                </table:table-cell>
                <table:table-cell table:style-name="Tabla12.B1" office:value-type="string">
                  <table:table table:name="Tabla13" table:style-name="Tabla13">
                    <table:table-column table:style-name="Tabla13.A"/>
                    <table:table-row>
                      <table:table-cell table:style-name="Tabla13.A1" office:value-type="string">
                        <text:p text:style-name="Table_20_Contents">T=0,1</text:p>
                      </table:table-cell>
                    </table:table-row>
                    <table:table-row>
                      <table:table-cell table:style-name="Tabla13.A2" office:value-type="string">
                        <text:p text:style-name="Table_20_Contents">F = 0,9</text:p>
                      </table:table-cell>
                    </table:table-row>
                  </table:table>
                  <text:p text:style-name="Table_20_Contents"/>
                </table:table-cell>
              </table:table-row>
            </table:table>
            <text:p text:style-name="Table_20_Contents"/>
          </table:table-cell>
          <table:table-cell table:style-name="Tabla1.D2" office:value-type="string">
            <text:p text:style-name="Table_20_Contents"/>
          </table:table-cell>
        </table:table-row>
        <table:table-row>
          <table:table-cell table:style-name="Tabla1.A2" office:value-type="string">
            <table:table table:name="Tabla4" table:style-name="Tabla4">
              <table:table-column table:style-name="Tabla4.A"/>
              <table:table-column table:style-name="Tabla4.B"/>
              <table:table-row>
                <table:table-cell table:style-name="Tabla4.A1" office:value-type="string">
                  <text:p text:style-name="Table_20_Contents"/>
                  <text:p text:style-name="Table_20_Contents">2(blue)</text:p>
                </table:table-cell>
                <table:table-cell table:style-name="Tabla4.B1" office:value-type="string">
                  <table:table table:name="Tabla5" table:style-name="Tabla5">
                    <table:table-column table:style-name="Tabla5.A"/>
                    <table:table-row>
                      <table:table-cell table:style-name="Tabla5.A1" office:value-type="string">
                        <text:p text:style-name="Table_20_Contents">T = 0,2</text:p>
                      </table:table-cell>
                    </table:table-row>
                    <table:table-row>
                      <table:table-cell table:style-name="Tabla5.A2" office:value-type="string">
                        <text:p text:style-name="Table_20_Contents">F = 0,8</text:p>
                      </table:table-cell>
                    </table:table-row>
                  </table:table>
                  <text:p text:style-name="Table_20_Contents"/>
                </table:table-cell>
              </table:table-row>
            </table:table>
            <text:p text:style-name="Table_20_Contents"/>
          </table:table-cell>
          <table:table-cell table:style-name="Tabla1.A2" office:value-type="string">
            <table:table table:name="Tabla8" table:style-name="Tabla8">
              <table:table-column table:style-name="Tabla8.A"/>
              <table:table-column table:style-name="Tabla8.B"/>
              <table:table-row>
                <table:table-cell table:style-name="Tabla8.A1" office:value-type="string">
                  <text:p text:style-name="Table_20_Contents"/>
                  <text:p text:style-name="Table_20_Contents">2(med)</text:p>
                </table:table-cell>
                <table:table-cell table:style-name="Tabla8.B1" office:value-type="string">
                  <table:table table:name="Tabla9" table:style-name="Tabla9">
                    <table:table-column table:style-name="Tabla9.A"/>
                    <table:table-row>
                      <table:table-cell table:style-name="Tabla9.A1" office:value-type="string">
                        <text:p text:style-name="Table_20_Contents">T = 0,5</text:p>
                      </table:table-cell>
                    </table:table-row>
                    <table:table-row>
                      <table:table-cell table:style-name="Tabla9.A2" office:value-type="string">
                        <text:p text:style-name="Table_20_Contents">F = 0,5</text:p>
                      </table:table-cell>
                    </table:table-row>
                  </table:table>
                  <text:p text:style-name="Table_20_Contents"/>
                </table:table-cell>
              </table:table-row>
            </table:table>
            <text:p text:style-name="Table_20_Contents"/>
          </table:table-cell>
          <table:table-cell table:style-name="Tabla1.A2" office:value-type="string">
            <table:table table:name="Tabla14" table:style-name="Tabla14">
              <table:table-column table:style-name="Tabla14.A"/>
              <table:table-column table:style-name="Tabla14.B"/>
              <table:table-row>
                <table:table-cell table:style-name="Tabla14.A1" office:value-type="string">
                  <text:p text:style-name="Table_20_Contents"/>
                  <text:p text:style-name="Table_20_Contents">2(short)</text:p>
                </table:table-cell>
                <table:table-cell table:style-name="Tabla14.B1" office:value-type="string">
                  <table:table table:name="Tabla15" table:style-name="Tabla15">
                    <table:table-column table:style-name="Tabla15.A"/>
                    <table:table-row>
                      <table:table-cell table:style-name="Tabla15.A1" office:value-type="string">
                        <text:p text:style-name="Table_20_Contents">T = 0,4</text:p>
                      </table:table-cell>
                    </table:table-row>
                    <table:table-row>
                      <table:table-cell table:style-name="Tabla15.A2" office:value-type="string">
                        <text:p text:style-name="Table_20_Contents">F = 0,6</text:p>
                      </table:table-cell>
                    </table:table-row>
                  </table:table>
                  <text:p text:style-name="Table_20_Contents"/>
                </table:table-cell>
              </table:table-row>
            </table:table>
            <text:p text:style-name="Table_20_Contents"/>
          </table:table-cell>
          <table:table-cell table:style-name="Tabla1.D2" office:value-type="string">
            <text:p text:style-name="Table_20_Contents"/>
          </table:table-cell>
        </table:table-row>
        <table:table-row>
          <table:table-cell table:style-name="Tabla1.A2" office:value-type="string">
            <text:p text:style-name="Table_20_Contents"/>
          </table:table-cell>
          <table:table-cell table:style-name="Tabla1.A2" office:value-type="string">
            <table:table table:name="Tabla10" table:style-name="Tabla10">
              <table:table-column table:style-name="Tabla10.A"/>
              <table:table-column table:style-name="Tabla10.B"/>
              <table:table-row>
                <table:table-cell table:style-name="Tabla10.A1" office:value-type="string">
                  <text:p text:style-name="Table_20_Contents"/>
                  <text:p text:style-name="Table_20_Contents">3(small)</text:p>
                </table:table-cell>
                <table:table-cell table:style-name="Tabla10.B1" office:value-type="string">
                  <table:table table:name="Tabla11" table:style-name="Tabla11">
                    <table:table-column table:style-name="Tabla11.A"/>
                    <table:table-row>
                      <table:table-cell table:style-name="Tabla11.A1" office:value-type="string">
                        <text:p text:style-name="Table_20_Contents">T = 0,06</text:p>
                      </table:table-cell>
                    </table:table-row>
                    <table:table-row>
                      <table:table-cell table:style-name="Tabla11.A2" office:value-type="string">
                        <text:p text:style-name="Table_20_Contents">F = 0,94</text:p>
                      </table:table-cell>
                    </table:table-row>
                  </table:table>
                  <text:p text:style-name="Table_20_Contents"/>
                </table:table-cell>
              </table:table-row>
            </table:table>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
      <text:p text:style-name="Text_20_body"/>
      <text:p text:style-name="Text_20_body">---------</text:p>
      <text:p text:style-name="P22">public int testInstance(DataPoint point)</text:p>
      <text:p text:style-name="Text_20_body">This method finds the probability of an instance by looking in the ArrayList of HashMaps “probAtrib” for everyone of the attributes, it multiplies the probability of every attribute and it returns the number of the class, that this instance is more probable to be of.</text:p>
      <text:p text:style-name="Text_20_body">---------</text:p>
      <text:p text:style-name="P22">public void testBayes()</text:p>
      <text:p text:style-name="Text_20_body">It test all the instances stored on the ArrayList “TestDb”stored in the class naïveBayes.</text:p>
      <text:p text:style-name="Heading"><text:soft-page-break/>Decision Trees:</text:p>
      <text:p text:style-name="Text_20_body"/>
      <text:p text:style-name="Text_20_body">We construct our decision tree in a top-down recursively strategy. First we create a root node where we insert all our data.</text:p>
      <text:p text:style-name="Text_20_body">Next we study the different attributes of our data set, we calculate the entropy for the diferent subsets of data splitted by every attribute. The attribute split with the most information gain, is the one we select as the splitting attribute.</text:p>
      <text:p text:style-name="Text_20_body"/>
      <text:p text:style-name="Text_20_body">The entropy is calculated as:</text:p>
      <text:p text:style-name="Text_20_body"><text:tab/>assume there are two classes: P, N</text:p>
      <text:p text:style-name="Text_20_body"><text:tab/>S=example set(in our case is the dataSet of a node)</text:p>
      <text:p text:style-name="Text_20_body"><draw:frame draw:style-name="fr1" draw:name="Objeto1" text:anchor-type="as-char" svg:width="14.021cm" svg:height="0.483cm" draw:z-index="0"><draw:object xlink:href="./Object 1" xlink:type="simple" xlink:show="embed" xlink:actuate="onLoad"/><draw:image xlink:href="./ObjectReplacements/Object 1" xlink:type="simple" xlink:show="embed" xlink:actuate="onLoad"/></draw:frame></text:p>
      <text:p text:style-name="Text_20_body">The information Gain is:</text:p>
      <text:p text:style-name="Text_20_body"><draw:frame draw:style-name="fr1" draw:name="Objeto2" text:anchor-type="as-char" svg:width="13.667cm" svg:height="0.483cm" draw:z-index="1"><draw:object xlink:href="./Object 2" xlink:type="simple" xlink:show="embed" xlink:actuate="onLoad"/><draw:image xlink:href="./ObjectReplacements/Object 2" xlink:type="simple" xlink:show="embed" xlink:actuate="onLoad"/></draw:frame></text:p>
      <text:p text:style-name="Text_20_body"/>
      <text:p text:style-name="Text_20_body">public void decomposeNode() </text:p>
      <text:p text:style-name="Text_20_body">This method is the main procedure to build the decision tree, it decompose the nodes recursively starting in the node root.</text:p>
      <text:p text:style-name="Text_20_body">It evaluates the best information gain from the attributes available and it creates a branch node for the best split. Before splitting it calls the method alreadyDescomposed that checks if the attribute selected is already used for a branch before, if not it creates the branch node else it checks for another attribute with maximum information gain.</text:p>
      <text:p text:style-name="Text_20_body">The criterion to stop the recursively calls is one threshold that we use to check for the entropy in order to implement the pruning, and if the entropy of the children node is equal to zero, because this means that all the instances in the children subset are from the same output class so we have a sure decision.</text:p>
      <text:p text:style-name="Text_20_body">If we don't realise the pruning then we create a new children node for each of the values of the attribute selected and we establish the parent as the current node.</text:p>
      <text:p text:style-name="Text_20_body"/>
      <text:p text:style-name="P22">public boolean alreadyDescomposed(Node node, int attribute)</text:p>
      <text:p text:style-name="Text_20_body">This is a recursive method that checks if the “attribute has been already used, if not it returns false else it returns true.</text:p>
      <text:p text:style-name="Text_20_body">It checks the parents and also the children’s in the different branches. </text:p>
      <text:p text:style-name="Text_20_body"/>
      <text:p text:style-name="P22">public int testInstance(DataPoint point)</text:p>
      <text:p text:style-name="Text_20_body">As in the naïve Bayes classifier it returns the number of the output class that our decision tree give us as the output for a specific instance(DataPoint).</text:p>
      <text:p text:style-name="Text_20_body">It looks iteratively through the tree until it finds a leaf node. Once it finds a leaf it return the variable “claseLeaf” defined in every node but only different than null in the leaf nodes. </text:p>
      <text:p text:style-name="P20"><text:soft-page-break/><text:s/>Prunning</text:p>
      <text:p text:style-name="P20"/>
      <text:p text:style-name="Text_20_body">We implement the pruning using a particular information gain threshold( 0&lt; threshold &lt;= 1). </text:p>
      <text:p text:style-name="Text_20_body">We can see that when we decrease this threshold we obtain more training error rate that when we have a big threshold, this is because if we establish a strong threshold we are only going to make a split if the children's gain is higher than this threshold, this means that the data set would be very good ordered(most of the instances are from the same class). The advantage of the pruning is only visible in data sets with a lot of data because we gain a lot of time in the construction of the tree and the tree would be smaller(good in huge databases).</text:p>
      <text:p text:style-name="Text_20_body"/>
      <text:p text:style-name="P17">Adaboost (Adaptive Boosting):</text:p>
      <text:p text:style-name="P16"/>
      <text:p text:style-name="Text_20_body">Adaboost is one of the techniques to ensemble a serie of base classifiers.</text:p>
      <text:p text:style-name="Text_20_body">This base classifiers are called weak learners, <text:span text:style-name="Source_20_Text"><text:span text:style-name="T1">Adaboost produces a strong classifier composed from a set of weak rules. The weak rules are learned by a weak learner (in our case a decision tree with only one level).</text:span></text:span><text:span text:style-name="T1"> </text:span></text:p>
      <text:p text:style-name="P19"/>
      <text:p text:style-name="P19">The idea is to use a set of classifiers in order to increase the accuracy that each of the classifiers obtain by itself. Each of the classifiers is trained with different instances and every one of the classifiers has a good estimation of any rule, so its good to combine them in order to obtain a stronger classifier.</text:p>
      <text:p text:style-name="Text_20_body"><text:span text:style-name="Source_20_Text"><text:span text:style-name="T1">The task of the weak learner is to produce a rule with weighted error less then 0.5.</text:span></text:span><text:span text:style-name="T1"> <text:s/></text:span></text:p>
      <text:p text:style-name="P19"/>
      <text:p text:style-name="Text_20_body">First we establish the initial weights as 1/N (where N is the data set size)</text:p>
      <text:p text:style-name="Text_20_body">We calculate the error rate as:</text:p>
      <text:p text:style-name="Text_20_body"><draw:frame draw:style-name="fr2" draw:name="Objeto3" text:anchor-type="as-char" svg:y="-0.499cm" svg:width="6.491cm" svg:height="0.483cm" draw:z-index="2"><draw:object xlink:href="./Object 3" xlink:type="simple" xlink:show="embed" xlink:actuate="onLoad"/><draw:image xlink:href="./ObjectReplacements/Object 3" xlink:type="simple" xlink:show="embed" xlink:actuate="onLoad"/></draw:frame> <text:s text:c="6"/>(<draw:frame draw:style-name="fr1" draw:name="Objeto11" text:anchor-type="as-char" svg:width="0.513cm" svg:height="0.467cm" draw:z-index="3"><draw:object xlink:href="./Object 11" xlink:type="simple" xlink:show="embed" xlink:actuate="onLoad"/><draw:image xlink:href="./ObjectReplacements/Object 11" xlink:type="simple" xlink:show="embed" xlink:actuate="onLoad"/></draw:frame>from j=1 to T)</text:p>
      <text:p text:style-name="Text_20_body">the mean of the sum of the weights of the wrong predicted values for an instance Xi.</text:p>
      <text:p text:style-name="Text_20_body">We calculate the importance of one classifier as:</text:p>
      <text:p text:style-name="Text_20_body"><draw:frame draw:style-name="fr1" draw:name="Objeto4" text:anchor-type="as-char" svg:width="5.103cm" svg:height="0.483cm" draw:z-index="4"><draw:object xlink:href="./Object 4" xlink:type="simple" xlink:show="embed" xlink:actuate="onLoad"/><draw:image xlink:href="./ObjectReplacements/Object 4" xlink:type="simple" xlink:show="embed" xlink:actuate="onLoad"/></draw:frame></text:p>
      <text:p text:style-name="Text_20_body">We update the weights of the distribution:</text:p>
      <text:p text:style-name="Text_20_body">if <draw:frame draw:style-name="fr1" draw:name="Objeto5" text:anchor-type="as-char" svg:width="2.101cm" svg:height="0.483cm" draw:z-index="5"><draw:object xlink:href="./Object 5" xlink:type="simple" xlink:show="embed" xlink:actuate="onLoad"/><draw:image xlink:href="./ObjectReplacements/Object 5" xlink:type="simple" xlink:show="embed" xlink:actuate="onLoad"/></draw:frame> then: <draw:frame draw:style-name="fr1" draw:name="Objeto6" text:anchor-type="as-char" svg:width="5.593cm" svg:height="0.483cm" draw:z-index="6"><draw:object xlink:href="./Object 6" xlink:type="simple" xlink:show="embed" xlink:actuate="onLoad"/><draw:image xlink:href="./ObjectReplacements/Object 6" xlink:type="simple" xlink:show="embed" xlink:actuate="onLoad"/></draw:frame></text:p>
      <text:p text:style-name="Text_20_body">if <draw:frame draw:style-name="fr1" draw:name="Objeto7" text:anchor-type="as-char" svg:width="2.436cm" svg:height="0.483cm" draw:z-index="7"><draw:object xlink:href="./Object 7" xlink:type="simple" xlink:show="embed" xlink:actuate="onLoad"/><draw:image xlink:href="./ObjectReplacements/Object 7" xlink:type="simple" xlink:show="embed" xlink:actuate="onLoad"/></draw:frame>then: <draw:frame draw:style-name="fr1" draw:name="Objeto8" text:anchor-type="as-char" svg:width="5.286cm" svg:height="0.483cm" draw:z-index="8"><draw:object xlink:href="./Object 8" xlink:type="simple" xlink:show="embed" xlink:actuate="onLoad"/><draw:image xlink:href="./ObjectReplacements/Object 8" xlink:type="simple" xlink:show="embed" xlink:actuate="onLoad"/></draw:frame></text:p>
      <text:p text:style-name="Text_20_body">If any of the intermediate rounds produce error rate higher than 50%, we re-start: all weights are reverted back to 1/n and we begin again.</text:p>
      <text:p text:style-name="Text_20_body"/>
      <text:p text:style-name="Text_20_body">Our strong classifier will be: <draw:frame draw:style-name="fr1" draw:name="Objeto9" text:anchor-type="as-char" svg:width="6.99cm" svg:height="0.483cm" draw:z-index="9"><draw:object xlink:href="./Object 9" xlink:type="simple" xlink:show="embed" xlink:actuate="onLoad"/><draw:image xlink:href="./ObjectReplacements/Object 9" xlink:type="simple" xlink:show="embed" xlink:actuate="onLoad"/></draw:frame> <text:s text:c="4"/>(<draw:frame draw:style-name="fr1" draw:name="Objeto10" text:anchor-type="as-char" svg:width="0.513cm" svg:height="0.467cm" draw:z-index="10"><draw:object xlink:href="./Object 10" xlink:type="simple" xlink:show="embed" xlink:actuate="onLoad"/><draw:image xlink:href="./ObjectReplacements/Object 10" xlink:type="simple" xlink:show="embed" xlink:actuate="onLoad"/></draw:frame>from j=1 to T)</text:p>
      <text:p text:style-name="Text_20_body"/>
      <text:p text:style-name="P23"><text:soft-page-break/></text:p>
      <text:p text:style-name="P23">Validation Techniques:</text:p>
      <text:p text:style-name="Text_20_body"/>
      <text:p text:style-name="P20">N-Fold Cross-Validation:</text:p>
      <text:p text:style-name="Text_20_body"/>
      <text:p text:style-name="Text_20_body">The idea of the N-fold cross-validation is to randomize the original data set set in N subsets.</text:p>
      <text:p text:style-name="Text_20_body">One of the N subsets will be used to test the classifier(Validation data), the remaining k-1 subsets will be used to train the classifier(Training data). </text:p>
      <text:p text:style-name="Text_20_body">This validation technique is repeated k times (number of folds) each time using a different subset for as testing data and the rest ones as training data. This lead us to an average estimation of the error.</text:p>
      <text:p text:style-name="Text_20_body"/>
      <text:p text:style-name="Text_20_body">public void kFoldValidation(int k)</text:p>
      <text:p text:style-name="Text_20_body">In our k-fold implementation we choose dataset/k size for the testing data set,we get the instances randomly and we delete the chosen instances from the training data.</text:p>
      <text:p text:style-name="Text_20_body">In the case of the decision tree, we assign the training data as the data on the root node. And we use a global variable to store the validation data(testing set).</text:p>
      <text:p text:style-name="Text_20_body">In the Naïve Bayes we store the training data in a global variable (ArrayList db) and the validation data in another global variable (ArrayList testDb).</text:p>
      <text:p text:style-name="Text_20_body"/>
      <text:p text:style-name="Text_20_body">Once we stored both sets, we train the classifier with the training data and we test it with the validation data, obtaining an error for each of the k-fold iterations. Once we did all the iterations we make the average of all errors. </text:p>
      <text:p text:style-name="Text_20_body"/>
      <text:p text:style-name="Text_20_body"/>
      <text:p text:style-name="Text_20_body"/>
      <text:p text:style-name="Text_20_body"/>
      <text:p text:style-name="P20">Bias Variance Decomposition:</text:p>
      <text:p text:style-name="Text_20_body"/>
      <text:p text:style-name="P4"><text:span text:style-name="T3">Bias variance decomposition for classifiers is a useful tool in un</text:span><text:span text:style-name="T3">derstanding classifier behaviour</text:span></text:p>
      <text:p text:style-name="Text_20_body"/>
      <text:p text:style-name="P5">In Kohavi and Wolpert, a sample of size <text:span text:style-name="T6">n </text:span>with replacement from a data</text:p>
      <text:p text:style-name="P3"><text:span text:style-name="T5">set </text:span><text:span text:style-name="T6">D </text:span><text:span text:style-name="T5">is taken to get a training set source. From the remainder, a test set of size </text:span><text:span text:style-name="T6">n</text:span></text:p>
      <text:p text:style-name="P5">is sampled with replacement. </text:p>
      <text:p text:style-name="P5">The training source set is used to draw a sample of size <text:span text:style-name="T6">m &lt; n </text:span>on which the learning algorithm is trained. There are 50 such training</text:p>
      <text:p text:style-name="P5">samples drawn. The resulting 50 trained models are then applied to the test set and</text:p>
      <text:p text:style-name="P5">the bias and variance of the learner are calculated from the predictions on the test</text:p>
      <text:p text:style-name="P6">set.</text:p>
      <text:p text:style-name="P6"><text:soft-page-break/></text:p>
      <text:p text:style-name="P6"/>
      <text:p text:style-name="P8">public void BVDescompose()</text:p>
      <text:p text:style-name="P6"/>
      <text:p text:style-name="P6">This method implement the bias variance decomposition, first it randomizes the initial data set, next it split in two parts the randomized dataset obtaining a validation set and a training set.</text:p>
      <text:p text:style-name="P6"/>
      <text:p text:style-name="P6">Next it iterates N times where N=50 in our case and it randomizes again the training data and it split again the set in a train set and a testing set.</text:p>
      <text:p text:style-name="P6"/>
      <text:p text:style-name="P6">We create the classifier with this training set that we splited, and we test for each one of the instances in <text:s/>the testing set if the prediction made by the classifier is correct or no, in case that is misclassified sum one to the total error.</text:p>
      <text:p text:style-name="P6"/>
      <text:p text:style-name="P6">Next we sum one to a matrix called “instanceProb[numberOfTestInstances] [number of output classes]” in the row of number the test instance we are evaluating, and in the column of the prediction that the classifier returned.</text:p>
      <text:p text:style-name="P6"/>
      <text:p text:style-name="P3"><text:span text:style-name="T5">Now we calculate the error: </text:span><text:span text:style-name="T5"><draw:frame draw:style-name="fr1" draw:name="Objeto12" text:anchor-type="as-char" svg:width="7.123cm" svg:height="0.483cm" draw:z-index="11"><draw:object xlink:href="./Object 12" xlink:type="simple" xlink:show="embed" xlink:actuate="onLoad"/><draw:image xlink:href="./ObjectReplacements/Object 12" xlink:type="simple" xlink:show="embed" xlink:actuate="onLoad"/></draw:frame></text:span></text:p>
      <text:p text:style-name="P6"/>
      <text:p text:style-name="P6">For every test in the Test Set we get the row of the instanceProb matrix with all the predictions of each output class.</text:p>
      <text:p text:style-name="P6">We assume that we have only one possible output for input variable so for every output class we compute the zero-one function(pActual):</text:p>
      <text:p text:style-name="P6"/>
      <text:p text:style-name="P14">P(YF = y | x) = 1 if y is the true class of x and<text:line-break/>P(YF = y | x) = 0 if y is not the true class of x </text:p>
      <text:p text:style-name="P6"><text:s text:c="3"/></text:p>
      <text:p text:style-name="P6">We get the probability of the prediction of every class as the division between the number of predictions made for each class and the number of iterations=50.</text:p>
      <text:p text:style-name="P6"/>
      <text:p text:style-name="P6">Now we start with the calculus of the bias and the variance:</text:p>
      <text:p text:style-name="P6"/>
      <text:p text:style-name="P6">m_bias: Total bias </text:p>
      <text:p text:style-name="P6">m_variance: Total variance</text:p>
      <text:p text:style-name="P6">m_sigma: Total devi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COMPARAISON TABLES BETWEEN CLASSIFIERS.</text:p>
      <text:p text:style-name="P6"/>
      <text:p text:style-name="P6">Acronyms:</text:p>
      <text:p text:style-name="P6">C-V : Cross-Validation (We use it with K=10)</text:p>
      <text:p text:style-name="P6">BVD: Bias-Variance Decomposition</text:p>
      <text:p text:style-name="P6"/>
      <text:p text:style-name="P6"/>
      <text:p text:style-name="P7">Decision Trees:</text:p>
      <text:p text:style-name="P7"/>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column table:style-name="Tabla16.I"/>
        <table:table-row>
          <table:table-cell table:style-name="Tabla16.A1" office:value-type="string">
            <text:p text:style-name="P24">Dataset</text:p>
          </table:table-cell>
          <table:table-cell table:style-name="Tabla16.A1" office:value-type="string">
            <text:p text:style-name="P24">Size </text:p>
          </table:table-cell>
          <table:table-cell table:style-name="Tabla16.A1" office:value-type="string">
            <text:p text:style-name="P24">Attributes</text:p>
          </table:table-cell>
          <table:table-cell table:style-name="Tabla16.A1" office:value-type="string">
            <text:p text:style-name="P24">C-V Test Size</text:p>
          </table:table-cell>
          <table:table-cell table:style-name="Tabla16.A1" office:value-type="string">
            <text:p text:style-name="P24">Train Time</text:p>
          </table:table-cell>
          <table:table-cell table:style-name="Tabla16.A1" office:value-type="string">
            <text:p text:style-name="P24">C-V Error(K=10)</text:p>
          </table:table-cell>
          <table:table-cell table:style-name="Tabla16.A1" office:value-type="string">
            <text:p text:style-name="P24">BVD bias</text:p>
          </table:table-cell>
          <table:table-cell table:style-name="Tabla16.A1" office:value-type="string">
            <text:p text:style-name="P24">BVD variance</text:p>
          </table:table-cell>
          <table:table-cell table:style-name="Tabla16.I1" office:value-type="string">
            <text:p text:style-name="P24">BVD Total Error</text:p>
          </table:table-cell>
        </table:table-row>
        <table:table-row>
          <table:table-cell table:style-name="Tabla16.A2" office:value-type="string">
            <text:p text:style-name="P24">Cars</text:p>
          </table:table-cell>
          <table:table-cell table:style-name="Tabla16.B2" office:value-type="float" office:value="1728">
            <text:p text:style-name="P24">1728</text:p>
          </table:table-cell>
          <table:table-cell table:style-name="Tabla16.B2" office:value-type="float" office:value="6">
            <text:p text:style-name="P24">6</text:p>
          </table:table-cell>
          <table:table-cell table:style-name="Tabla16.B2" office:value-type="float" office:value="170">
            <text:p text:style-name="P24">170</text:p>
          </table:table-cell>
          <table:table-cell table:style-name="Tabla16.A2" office:value-type="string">
            <text:p text:style-name="P24">0,099616536 s</text:p>
          </table:table-cell>
          <table:table-cell table:style-name="Tabla16.A2" office:value-type="string">
            <text:p text:style-name="P24">0.043529411764705886</text:p>
          </table:table-cell>
          <table:table-cell table:style-name="Tabla16.A2" office:value-type="string">
            <text:p text:style-name="P24"><text:s/>4.7624145677006147E-4</text:p>
          </table:table-cell>
          <table:table-cell table:style-name="Tabla16.A2" office:value-type="string">
            <text:p text:style-name="P24">0.06154051522248243</text:p>
          </table:table-cell>
          <table:table-cell table:style-name="Tabla16.I2" office:value-type="string">
            <text:p text:style-name="P24">0.14641686182669789</text:p>
          </table:table-cell>
        </table:table-row>
        <table:table-row>
          <table:table-cell table:style-name="Tabla16.A2" office:value-type="string">
            <text:p text:style-name="P24">Balloons</text:p>
          </table:table-cell>
          <table:table-cell table:style-name="Tabla16.B2" office:value-type="float" office:value="20">
            <text:p text:style-name="P24">20</text:p>
          </table:table-cell>
          <table:table-cell table:style-name="Tabla16.B2" office:value-type="float" office:value="5">
            <text:p text:style-name="P24">5</text:p>
          </table:table-cell>
          <table:table-cell table:style-name="Tabla16.B2" office:value-type="float" office:value="2">
            <text:p text:style-name="P24">2</text:p>
          </table:table-cell>
          <table:table-cell table:style-name="Tabla16.A2" office:value-type="string">
            <text:p text:style-name="P24">0,003299778 s</text:p>
          </table:table-cell>
          <table:table-cell table:style-name="Tabla16.A2" office:value-type="string">
            <text:p text:style-name="P24">0.15</text:p>
          </table:table-cell>
          <table:table-cell table:style-name="Tabla16.A2" office:value-type="string">
            <text:p text:style-name="P24">0.006099591836734695</text:p>
          </table:table-cell>
          <table:table-cell table:style-name="Tabla16.A2" office:value-type="string">
            <text:p text:style-name="P24">0.040560000000000006</text:p>
          </table:table-cell>
          <table:table-cell table:style-name="Tabla16.I2" office:value-type="string">
            <text:p text:style-name="P24">0.38</text:p>
          </table:table-cell>
        </table:table-row>
        <table:table-row>
          <table:table-cell table:style-name="Tabla16.A2" office:value-type="string">
            <text:p text:style-name="P24">Mushrooms</text:p>
          </table:table-cell>
          <table:table-cell table:style-name="Tabla16.B2" office:value-type="float" office:value="8124">
            <text:p text:style-name="P24">8124</text:p>
          </table:table-cell>
          <table:table-cell table:style-name="Tabla16.B2" office:value-type="float" office:value="22">
            <text:p text:style-name="P24">22</text:p>
          </table:table-cell>
          <table:table-cell table:style-name="Tabla16.B2" office:value-type="float" office:value="812">
            <text:p text:style-name="P24">812</text:p>
          </table:table-cell>
          <table:table-cell table:style-name="Tabla16.A2" office:value-type="string">
            <text:p text:style-name="P24">0,904734860 s</text:p>
          </table:table-cell>
          <table:table-cell table:style-name="Tabla16.A2" office:value-type="string">
            <text:p text:style-name="P24">0.5221674876847291</text:p>
          </table:table-cell>
          <table:table-cell table:style-name="Tabla16.A2" office:value-type="string">
            <text:p text:style-name="P24">0.0030131773832132547</text:p>
          </table:table-cell>
          <table:table-cell table:style-name="Tabla16.A2" office:value-type="string">
            <text:p text:style-name="P24">0.13005209256523886</text:p>
          </table:table-cell>
          <table:table-cell table:style-name="Tabla16.I2" office:value-type="string">
            <text:p text:style-name="P24">0.40774987690792713</text:p>
          </table:table-cell>
        </table:table-row>
        <table:table-row>
          <table:table-cell table:style-name="Tabla16.A2" office:value-type="string">
            <text:p text:style-name="P24">Soy-beans</text:p>
          </table:table-cell>
          <table:table-cell table:style-name="Tabla16.B2" office:value-type="float" office:value="47">
            <text:p text:style-name="P24">47</text:p>
          </table:table-cell>
          <table:table-cell table:style-name="Tabla16.B2" office:value-type="float" office:value="36">
            <text:p text:style-name="P24">36</text:p>
          </table:table-cell>
          <table:table-cell table:style-name="Tabla16.B2" office:value-type="float" office:value="4">
            <text:p text:style-name="P24">4</text:p>
          </table:table-cell>
          <table:table-cell table:style-name="Tabla16.A2" office:value-type="string">
            <text:p text:style-name="P24">0,013399293 s</text:p>
          </table:table-cell>
          <table:table-cell table:style-name="Tabla16.B2" office:value-type="float" office:value="0.05">
            <text:p text:style-name="P24">0,05</text:p>
          </table:table-cell>
          <table:table-cell table:style-name="Tabla16.A2" office:value-type="string">
            <text:p text:style-name="P24">0.002119047619047619</text:p>
          </table:table-cell>
          <table:table-cell table:style-name="Tabla16.A2" office:value-type="string">
            <text:p text:style-name="P24">0.18483333333333332</text:p>
          </table:table-cell>
          <table:table-cell table:style-name="Tabla16.I2" office:value-type="string">
            <text:p text:style-name="P24">0.2658333333333333</text:p>
          </table:table-cell>
        </table:table-row>
        <table:table-row>
          <table:table-cell table:style-name="Tabla16.A2" office:value-type="string">
            <text:p text:style-name="P24">Chess</text:p>
          </table:table-cell>
          <table:table-cell table:style-name="Tabla16.B2" office:value-type="float" office:value="3197">
            <text:p text:style-name="P24">3197</text:p>
          </table:table-cell>
          <table:table-cell table:style-name="Tabla16.B2" office:value-type="float" office:value="36">
            <text:p text:style-name="P24">36</text:p>
          </table:table-cell>
          <table:table-cell table:style-name="Tabla16.B2" office:value-type="float" office:value="319">
            <text:p text:style-name="P24">319</text:p>
          </table:table-cell>
          <table:table-cell table:style-name="Tabla16.A2" office:value-type="string">
            <text:p text:style-name="P24">0,218773140 s</text:p>
          </table:table-cell>
          <table:table-cell table:style-name="Tabla16.A2" office:value-type="string">
            <text:p text:style-name="P24">0.002507836990595611</text:p>
          </table:table-cell>
          <table:table-cell table:style-name="Tabla16.A2" office:value-type="string">
            <text:p text:style-name="P24">4.188909606395728E-5</text:p>
          </table:table-cell>
          <table:table-cell table:style-name="Tabla16.A2" office:value-type="string">
            <text:p text:style-name="P24">0.012290362953692117</text:p>
          </table:table-cell>
          <table:table-cell table:style-name="Tabla16.I2" office:value-type="string">
            <text:p text:style-name="P24">0.026633291614518148</text:p>
          </table:table-cell>
        </table:table-row>
        <table:table-row>
          <table:table-cell table:style-name="Tabla16.A2" office:value-type="string">
            <text:p text:style-name="P24">Tic-tac-toe</text:p>
          </table:table-cell>
          <table:table-cell table:style-name="Tabla16.B2" office:value-type="float" office:value="958">
            <text:p text:style-name="P24">958</text:p>
          </table:table-cell>
          <table:table-cell table:style-name="Tabla16.B2" office:value-type="float" office:value="9">
            <text:p text:style-name="P24">9</text:p>
          </table:table-cell>
          <table:table-cell table:style-name="Tabla16.B2" office:value-type="float" office:value="95">
            <text:p text:style-name="P24">95</text:p>
          </table:table-cell>
          <table:table-cell table:style-name="Tabla16.A2" office:value-type="string">
            <text:p text:style-name="P24">0,069626866 s</text:p>
          </table:table-cell>
          <table:table-cell table:style-name="Tabla16.A2" office:value-type="string">
            <text:p text:style-name="P24">0.1736842105263158</text:p>
          </table:table-cell>
          <table:table-cell table:style-name="Tabla16.A2" office:value-type="string">
            <text:p text:style-name="P24">0.0014005368326871453</text:p>
          </table:table-cell>
          <table:table-cell table:style-name="Tabla16.A2" office:value-type="string">
            <text:p text:style-name="P24">0.1489060542797494</text:p>
          </table:table-cell>
          <table:table-cell table:style-name="Tabla16.I2" office:value-type="string">
            <text:p text:style-name="P24">0.22918580375782882</text:p>
          </table:table-cell>
        </table:table-row>
      </table:table>
      <text:p text:style-name="P6"/>
      <text:p text:style-name="P15"/>
      <text:p text:style-name="P7">Naïve Bayes:</text:p>
      <text:p text:style-name="P6"/>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column table:style-name="Tabla17.H"/>
        <table:table-column table:style-name="Tabla17.I"/>
        <table:table-row>
          <table:table-cell table:style-name="Tabla17.A1" office:value-type="string">
            <text:p text:style-name="P24">Dataset</text:p>
          </table:table-cell>
          <table:table-cell table:style-name="Tabla17.A1" office:value-type="string">
            <text:p text:style-name="P24">Size </text:p>
          </table:table-cell>
          <table:table-cell table:style-name="Tabla17.A1" office:value-type="string">
            <text:p text:style-name="P24">Attributes</text:p>
          </table:table-cell>
          <table:table-cell table:style-name="Tabla17.A1" office:value-type="string">
            <text:p text:style-name="P24">C-V Test Size</text:p>
          </table:table-cell>
          <table:table-cell table:style-name="Tabla17.A1" office:value-type="string">
            <text:p text:style-name="P24">Train Time</text:p>
          </table:table-cell>
          <table:table-cell table:style-name="Tabla17.A1" office:value-type="string">
            <text:p text:style-name="P24">C-V Error(K=10)</text:p>
          </table:table-cell>
          <table:table-cell table:style-name="Tabla17.A1" office:value-type="string">
            <text:p text:style-name="P24">BVD bias</text:p>
          </table:table-cell>
          <table:table-cell table:style-name="Tabla17.A1" office:value-type="string">
            <text:p text:style-name="P24">BVD variance</text:p>
          </table:table-cell>
          <table:table-cell table:style-name="Tabla17.I1" office:value-type="string">
            <text:p text:style-name="P24">BVD Total Error</text:p>
          </table:table-cell>
        </table:table-row>
        <table:table-row>
          <table:table-cell table:style-name="Tabla17.A2" office:value-type="string">
            <text:p text:style-name="P24">Cars</text:p>
          </table:table-cell>
          <table:table-cell table:style-name="Tabla17.B2" office:value-type="float" office:value="1728">
            <text:p text:style-name="P24">1728</text:p>
          </table:table-cell>
          <table:table-cell table:style-name="Tabla17.B2" office:value-type="float" office:value="6">
            <text:p text:style-name="P24">6</text:p>
          </table:table-cell>
          <table:table-cell table:style-name="Tabla17.B2" office:value-type="float" office:value="170">
            <text:p text:style-name="P24">170</text:p>
          </table:table-cell>
          <table:table-cell table:style-name="Tabla17.A2" office:value-type="string">
            <text:p text:style-name="P24">0,056790972 s</text:p>
          </table:table-cell>
          <table:table-cell table:style-name="Tabla17.A2" office:value-type="string">
            <text:p text:style-name="P24">0.18588235294117647</text:p>
          </table:table-cell>
          <table:table-cell table:style-name="Tabla17.A2" office:value-type="string">
            <text:p text:style-name="P24"><text:s/>0.0030716245280313567</text:p>
          </table:table-cell>
          <table:table-cell table:style-name="Tabla17.A2" office:value-type="string">
            <text:p text:style-name="P24">0.021958313817330207</text:p>
          </table:table-cell>
          <table:table-cell table:style-name="Tabla17.I2" office:value-type="string">
            <text:p text:style-name="P24">0.1944262295081967</text:p>
          </table:table-cell>
        </table:table-row>
        <table:table-row>
          <table:table-cell table:style-name="Tabla17.A2" office:value-type="string">
            <text:p text:style-name="P24">Balloons</text:p>
          </table:table-cell>
          <table:table-cell table:style-name="Tabla17.B2" office:value-type="float" office:value="20">
            <text:p text:style-name="P24">20</text:p>
          </table:table-cell>
          <table:table-cell table:style-name="Tabla17.B2" office:value-type="float" office:value="5">
            <text:p text:style-name="P24">5</text:p>
          </table:table-cell>
          <table:table-cell table:style-name="Tabla17.B2" office:value-type="float" office:value="2">
            <text:p text:style-name="P24">2</text:p>
          </table:table-cell>
          <table:table-cell table:style-name="Tabla17.A2" office:value-type="string">
            <text:p text:style-name="P24">0,002550694 <text:s/>s</text:p>
          </table:table-cell>
          <table:table-cell table:style-name="Tabla17.A2" office:value-type="string">
            <text:p text:style-name="P24">0.05</text:p>
          </table:table-cell>
          <table:table-cell table:style-name="Tabla17.A2" office:value-type="string">
            <text:p text:style-name="P24">0.0013159183673469388</text:p>
          </table:table-cell>
          <table:table-cell table:style-name="Tabla17.A2" office:value-type="string">
            <text:p text:style-name="P24">0.05875999999999999</text:p>
          </table:table-cell>
          <table:table-cell table:style-name="Tabla17.I3" office:value-type="float" office:value="0.182">
            <text:p text:style-name="P24">0,18</text:p>
          </table:table-cell>
        </table:table-row>
        <table:table-row>
          <table:table-cell table:style-name="Tabla17.A2" office:value-type="string">
            <text:p text:style-name="P24">Mushrooms</text:p>
          </table:table-cell>
          <table:table-cell table:style-name="Tabla17.B2" office:value-type="float" office:value="8124">
            <text:p text:style-name="P24">8124</text:p>
          </table:table-cell>
          <table:table-cell table:style-name="Tabla17.B2" office:value-type="float" office:value="22">
            <text:p text:style-name="P24">22</text:p>
          </table:table-cell>
          <table:table-cell table:style-name="Tabla17.B2" office:value-type="float" office:value="812">
            <text:p text:style-name="P24">812</text:p>
          </table:table-cell>
          <table:table-cell table:style-name="Tabla17.A2" office:value-type="string">
            <text:p text:style-name="P24">0,111147192 s</text:p>
          </table:table-cell>
          <table:table-cell table:style-name="Tabla17.A2" office:value-type="string">
            <text:p text:style-name="P24">0.3466748768472906</text:p>
          </table:table-cell>
          <table:table-cell table:style-name="Tabla17.A2" office:value-type="string">
            <text:p text:style-name="P24">0.006681248806760464</text:p>
          </table:table-cell>
          <table:table-cell table:style-name="Tabla17.A2" office:value-type="string">
            <text:p text:style-name="P24">0.008891875923190538</text:p>
          </table:table-cell>
          <table:table-cell table:style-name="Tabla17.I2" office:value-type="string">
            <text:p text:style-name="P24">0.34516494337764647</text:p>
          </table:table-cell>
        </table:table-row>
        <table:table-row>
          <table:table-cell table:style-name="Tabla17.A2" office:value-type="string">
            <text:p text:style-name="P24">Soy-beans</text:p>
          </table:table-cell>
          <table:table-cell table:style-name="Tabla17.B2" office:value-type="float" office:value="47">
            <text:p text:style-name="P24">47</text:p>
          </table:table-cell>
          <table:table-cell table:style-name="Tabla17.B2" office:value-type="float" office:value="36">
            <text:p text:style-name="P24">36</text:p>
          </table:table-cell>
          <table:table-cell table:style-name="Tabla17.B2" office:value-type="float" office:value="4">
            <text:p text:style-name="P24">4</text:p>
          </table:table-cell>
          <table:table-cell table:style-name="Tabla17.A2" office:value-type="string">
            <text:p text:style-name="P24">0,009139381 s</text:p>
          </table:table-cell>
          <table:table-cell table:style-name="Tabla17.B2" office:value-type="float" office:value="0">
            <text:p text:style-name="P24">0</text:p>
          </table:table-cell>
          <table:table-cell table:style-name="Tabla17.A2" office:value-type="string">
            <text:p text:style-name="P24">0.00848299319727891</text:p>
          </table:table-cell>
          <table:table-cell table:style-name="Tabla17.A2" office:value-type="string">
            <text:p text:style-name="P24">0.06216666666666667</text:p>
          </table:table-cell>
          <table:table-cell table:style-name="Tabla17.I2" office:value-type="string">
            <text:p text:style-name="P24">0.54</text:p>
          </table:table-cell>
        </table:table-row>
        <table:table-row>
          <table:table-cell table:style-name="Tabla17.A2" office:value-type="string">
            <text:p text:style-name="P24">Chess</text:p>
          </table:table-cell>
          <table:table-cell table:style-name="Tabla17.B2" office:value-type="float" office:value="3197">
            <text:p text:style-name="P24">3197</text:p>
          </table:table-cell>
          <table:table-cell table:style-name="Tabla17.B2" office:value-type="float" office:value="36">
            <text:p text:style-name="P24">36</text:p>
          </table:table-cell>
          <table:table-cell table:style-name="Tabla17.B2" office:value-type="float" office:value="319">
            <text:p text:style-name="P24">319</text:p>
          </table:table-cell>
          <table:table-cell table:style-name="Tabla17.A2" office:value-type="string">
            <text:p text:style-name="P24"><text:s/>0,095744300s</text:p>
          </table:table-cell>
          <table:table-cell table:style-name="Tabla17.A2" office:value-type="string">
            <text:p text:style-name="P24">0.11316614420062696</text:p>
          </table:table-cell>
          <table:table-cell table:style-name="Tabla17.A2" office:value-type="string">
            <text:p text:style-name="P24">0.0012077750249035785</text:p>
          </table:table-cell>
          <table:table-cell table:style-name="Tabla17.A2" office:value-type="string">
            <text:p text:style-name="P24">0.029671088861076327</text:p>
          </table:table-cell>
          <table:table-cell table:style-name="Tabla17.I2" office:value-type="string">
            <text:p text:style-name="P24">0.11852315394242803</text:p>
          </table:table-cell>
        </table:table-row>
        <table:table-row>
          <table:table-cell table:style-name="Tabla17.A2" office:value-type="string">
            <text:p text:style-name="P24">Tic-tac-toe</text:p>
          </table:table-cell>
          <table:table-cell table:style-name="Tabla17.B2" office:value-type="float" office:value="958">
            <text:p text:style-name="P24">958</text:p>
          </table:table-cell>
          <table:table-cell table:style-name="Tabla17.B2" office:value-type="float" office:value="9">
            <text:p text:style-name="P24">9</text:p>
          </table:table-cell>
          <table:table-cell table:style-name="Tabla17.B2" office:value-type="float" office:value="95">
            <text:p text:style-name="P24">95</text:p>
          </table:table-cell>
          <table:table-cell table:style-name="Tabla17.A2" office:value-type="string">
            <text:p text:style-name="P24">0,040183839 s</text:p>
          </table:table-cell>
          <table:table-cell table:style-name="Tabla17.A2" office:value-type="string">
            <text:p text:style-name="P24">0.32210526315789473</text:p>
          </table:table-cell>
          <table:table-cell table:style-name="Tabla17.A2" office:value-type="string">
            <text:p text:style-name="P24">0.00386655873205232</text:p>
          </table:table-cell>
          <table:table-cell table:style-name="Tabla17.A2" office:value-type="string">
            <text:p text:style-name="P24">0.07827557411273489</text:p>
          </table:table-cell>
          <table:table-cell table:style-name="Tabla17.I2" office:value-type="string">
            <text:p text:style-name="P24">0.3460125260960334</text:p>
          </table:table-cell>
        </table:table-row>
      </table:table>
      <text:p text:style-name="P15"/>
      <text:p text:style-name="P15"/>
      <text:p text:style-name="Text_20_body"/>
      <text:p text:style-name="Text_20_body">We can see that both classifiers obtain a very good throughput, specially for naïve Bayes that instead being a simpler classifier than decision trees it gives us very good results with classifications. </text:p>
      <text:p text:style-name="Text_20_body">With some of the data sets it has a worst result but in general it give us pretty good errors.</text:p>
      <text:p text:style-name="Text_20_body">We also can see that with the Bias-Variance decomposition as much data we have normally its variance will be lesser and as the variance is less the bias will get higher, and vice-versa.</text:p>
      <text:p text:style-name="Text_20_body">Pruning in decision trees reduces a lot the train time because it has to expand much less nodes but it increase the error of the Cross-Validation a lot. For example establishing an Information Gain threshold of 0,5 and making a 10 fold cross-Validation its error increases up to 0.6525862068965517 so it is inly a good idea if we are interested in make our classifier much quickly and also in case of having short memory, because if we expand less nodes we use less memory.</text:p>
      <text:p text:style-name="Text_20_body">Naïve Bayes is a robust classifier against noise and outliers in training data </text:p>
      <text:p text:style-name="Text_20_body"><text:s text:c="2"/></text:p>
      <text:p text:style-name="Text_20_body"><text:soft-page-break/></text:p>
      <text:p text:style-name="P17"><text:s/>Advantages and Disadvantages:</text:p>
      <text:p text:style-name="P17"/>
      <text:p text:style-name="P18"/>
      <table:table table:name="Tabla18" table:style-name="Tabla18">
        <table:table-column table:style-name="Tabla18.A" table:number-columns-repeated="3"/>
        <table:table-row>
          <table:table-cell table:style-name="Tabla18.A1" office:value-type="string">
            <text:p text:style-name="Table_20_Contents">Classifier</text:p>
          </table:table-cell>
          <table:table-cell table:style-name="Tabla18.A1" office:value-type="string">
            <text:p text:style-name="Table_20_Contents">Advantages</text:p>
          </table:table-cell>
          <table:table-cell table:style-name="Tabla18.C1" office:value-type="string">
            <text:p text:style-name="Table_20_Contents">Disadvantages</text:p>
          </table:table-cell>
        </table:table-row>
        <table:table-row>
          <table:table-cell table:style-name="Tabla18.A2" office:value-type="string">
            <text:p text:style-name="Table_20_Contents"/>
            <text:p text:style-name="Table_20_Contents"/>
            <text:p text:style-name="Table_20_Contents"/>
            <text:p text:style-name="Table_20_Contents">Decision Trees</text:p>
          </table:table-cell>
          <table:table-cell table:style-name="Tabla18.A2" office:value-type="string">
            <text:p text:style-name="P12"/>
            <text:p text:style-name="P12"/>
            <text:p text:style-name="P12">-Easy to understand.</text:p>
            <text:p text:style-name="P12"/>
            <text:p text:style-name="P21">-Easy to generate rules</text:p>
          </table:table-cell>
          <table:table-cell table:style-name="Tabla18.C2" office:value-type="string">
            <text:p text:style-name="Table_20_Contents">-May suffer overfitting</text:p>
            <text:p text:style-name="Table_20_Contents">-Classifies by rectangular partitioning(does not handle correlated features very well)</text:p>
            <text:p text:style-name="Table_20_Contents">- Can be quite large(Sometimes pruning is neccesary)</text:p>
            <text:p text:style-name="Table_20_Contents">-Does not handle streaming very well</text:p>
          </table:table-cell>
        </table:table-row>
        <table:table-row>
          <table:table-cell table:style-name="Tabla18.A2" office:value-type="string">
            <text:p text:style-name="Table_20_Contents"/>
            <text:p text:style-name="Table_20_Contents"/>
            <text:p text:style-name="Table_20_Contents">Naïve Bayes</text:p>
          </table:table-cell>
          <table:table-cell table:style-name="Tabla18.A2" office:value-type="string">
            <text:p text:style-name="Table_20_Contents">-Fast to train(Single scan)</text:p>
            <text:p text:style-name="Table_20_Contents">-Not sensitive to irrelevant features</text:p>
            <text:p text:style-name="Table_20_Contents">-Handles real and discrete data</text:p>
            <text:p text:style-name="Table_20_Contents">-Handles streaming very well</text:p>
            <text:p text:style-name="Table_20_Contents"/>
          </table:table-cell>
          <table:table-cell table:style-name="Tabla18.C2" office:value-type="string">
            <text:p text:style-name="Table_20_Contents">-Assumes independence of features</text:p>
          </table:table-cell>
        </table:table-row>
        <table:table-row>
          <table:table-cell table:style-name="Tabla18.A2" office:value-type="string">
            <text:p text:style-name="Table_20_Contents"/>
            <text:p text:style-name="Table_20_Contents"/>
            <text:p text:style-name="Table_20_Contents"/>
            <text:p text:style-name="Table_20_Contents">Adaboost</text:p>
          </table:table-cell>
          <table:table-cell table:style-name="Tabla18.A2" office:value-type="string">
            <text:p text:style-name="P13"><text:span text:style-name="T4">-</text:span><text:span text:style-name="T2">It optimizes the weight and bias term jointly</text:span></text:p>
            <text:p text:style-name="P5">-ease to use and good accuracy over learning </text:p>
            <text:p text:style-name="P5">-If we apply good weak learners the strong classifier will be great.</text:p>
          </table:table-cell>
          <table:table-cell table:style-name="Tabla18.C2" office:value-type="string">
            <text:p text:style-name="Table_20_Contents">-Unable to handle weak learners with an error rate greater than 1/2 </text:p>
          </table:table-cell>
        </table:table-row>
      </table:table>
      <text:p text:style-name="P17"/>
      <text:p text:style-name="P17"/>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MI10" svg:font-family="CMMI10"/>
    <style:font-face style:name="CMR10" svg:font-family="CMR10"/>
    <style:font-face style:name="CMR9" svg:font-family="CMR9"/>
    <style:font-face style:name="Mangal1" svg:font-family="Mangal"/>
    <style:font-face style:name="TimesNewRoman" svg:font-family="TimesNew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ru porto</meta:initial-creator>
    <meta:creation-date>2011-08-22T19:20:02.08</meta:creation-date>
    <dc:date>2011-08-29T21:15:56.70</dc:date>
    <dc:creator>peru porto</dc:creator>
    <meta:editing-duration>PT26H18M21S</meta:editing-duration>
    <meta:editing-cycles>12</meta:editing-cycles>
    <meta:generator>OpenOffice.org/3.2$Win32 OpenOffice.org_project/320m18$Build-9502</meta:generator>
    <meta:document-statistic meta:table-count="18" meta:image-count="0" meta:object-count="12" meta:page-count="10" meta:paragraph-count="314" meta:word-count="2730" meta:character-count="16587"/>
  </office:meta>
</office:document-meta>
</file>

<file path=Object 1/content.xml><?xml version="1.0" encoding="utf-8"?>
<math xmlns="http://www.w3.org/1998/Math/MathML">
  <semantics>
    <mrow>
      <mi mathvariant="italic">Entropy</mi>
      <mrow>
        <mrow>
          <mo stretchy="false">(</mo>
          <mi>S</mi>
          <mo stretchy="false">)</mo>
        </mrow>
        <mi mathvariant="normal">=</mi>
        <mrow>
          <mrow>
            <mi mathvariant="normal">−</mi>
            <mrow>
              <mo stretchy="false">(</mo>
              <mrow>
                <mi>P</mi>
                <mi mathvariant="normal">/</mi>
                <mrow>
                  <mo stretchy="false">(</mo>
                  <mrow>
                    <mi>P</mi>
                    <mo stretchy="false">+</mo>
                    <mi>N</mi>
                  </mrow>
                  <mo stretchy="false">)</mo>
                </mrow>
              </mrow>
              <mo stretchy="false">)</mo>
            </mrow>
          </mrow>
          <mi mathvariant="normal">∗</mi>
          <mi mathvariant="italic">log2</mi>
        </mrow>
      </mrow>
      <mrow>
        <mrow>
          <mo stretchy="false">(</mo>
          <mrow>
            <mi>P</mi>
            <mi mathvariant="normal">/</mi>
            <mrow>
              <mo stretchy="false">(</mo>
              <mrow>
                <mi>P</mi>
                <mo stretchy="false">+</mo>
                <mi>N</mi>
              </mrow>
              <mo stretchy="false">)</mo>
            </mrow>
          </mrow>
          <mo stretchy="false">)</mo>
        </mrow>
        <mi mathvariant="normal">−</mi>
        <mrow>
          <mrow>
            <mo stretchy="false">(</mo>
            <mrow>
              <mi>N</mi>
              <mi mathvariant="normal">/</mi>
              <mrow>
                <mo stretchy="false">(</mo>
                <mrow>
                  <mi>P</mi>
                  <mo stretchy="false">+</mo>
                  <mi>N</mi>
                </mrow>
                <mo stretchy="false">)</mo>
              </mrow>
            </mrow>
            <mo stretchy="false">)</mo>
          </mrow>
          <mi mathvariant="normal">∗</mi>
          <mi mathvariant="italic">log2</mi>
        </mrow>
      </mrow>
      <mrow>
        <mo stretchy="false">(</mo>
        <mrow>
          <mi>N</mi>
          <mi mathvariant="normal">/</mi>
          <mrow>
            <mo stretchy="false">(</mo>
            <mrow>
              <mi>P</mi>
              <mo stretchy="false">+</mo>
              <mi>N</mi>
            </mrow>
            <mo stretchy="false">)</mo>
          </mrow>
        </mrow>
        <mo stretchy="false">)</mo>
      </mrow>
    </mrow>
    <annotation encoding="StarMath 5.0">Entropy(S) = -( P / (P + N ))*log2(P/ (P + N)) - (N / (P + N))*log2( N / (P + N) )
</annotation>
  </semantics>
</math>
</file>

<file path=Object 10/content.xml><?xml version="1.0" encoding="utf-8"?>
<math xmlns="http://www.w3.org/1998/Math/MathML">
  <semantics>
    <mo stretchy="false">Σ</mo>
    <annotation encoding="StarMath 5.0">%SIGMA</annotation>
  </semantics>
</math>
</file>

<file path=Object 11/content.xml><?xml version="1.0" encoding="utf-8"?>
<math xmlns="http://www.w3.org/1998/Math/MathML">
  <semantics>
    <mo stretchy="false">Σ</mo>
    <annotation encoding="StarMath 5.0">%SIGMA</annotation>
  </semantics>
</math>
</file>

<file path=Object 12/content.xml><?xml version="1.0" encoding="utf-8"?>
<math xmlns="http://www.w3.org/1998/Math/MathML">
  <semantics>
    <mrow>
      <mi mathvariant="italic">Error</mi>
      <mi mathvariant="normal">=</mi>
      <mrow>
        <mi mathvariant="italic">errorVariable</mi>
        <mi mathvariant="normal">/</mi>
        <mrow>
          <mo stretchy="false">(</mo>
          <mrow>
            <mn>50</mn>
            <mi mathvariant="normal">∗</mi>
            <mi mathvariant="italic">TestSet.size</mi>
          </mrow>
          <mo stretchy="false">)</mo>
        </mrow>
      </mrow>
    </mrow>
    <annotation encoding="StarMath 5.0">Error = errorVariable / (50 * TestSet.size)</annotation>
  </semantics>
</math>
</file>

<file path=Object 2/content.xml><?xml version="1.0" encoding="utf-8"?>
<math xmlns="http://www.w3.org/1998/Math/MathML">
  <semantics>
    <mrow>
      <mi mathvariant="italic">InformationGain</mi>
      <mrow>
        <mrow>
          <mo stretchy="false">(</mo>
          <mi mathvariant="italic">Attrib</mi>
          <mo stretchy="false">)</mo>
        </mrow>
        <mi mathvariant="normal">=</mi>
        <mi mathvariant="italic">Entropy</mi>
      </mrow>
      <mrow>
        <mrow>
          <mo stretchy="false">(</mo>
          <mi mathvariant="italic">currentNode</mi>
          <mo stretchy="false">)</mo>
        </mrow>
        <mi mathvariant="normal">−</mi>
        <mo stretchy="false">Σ</mo>
      </mrow>
      <mrow>
        <mo stretchy="false">(</mo>
        <mrow>
          <mi mathvariant="italic">Entropy</mi>
          <mrow>
            <mo stretchy="false">(</mo>
            <mrow>
              <mi mathvariant="italic">all</mi>
              <mi mathvariant="italic">child</mi>
              <mi mathvariant="italic">Sets</mi>
            </mrow>
            <mo stretchy="false">)</mo>
          </mrow>
        </mrow>
        <mo stretchy="false">)</mo>
      </mrow>
    </mrow>
    <annotation encoding="StarMath 5.0">InformationGain(Attrib) = Entropy(currentNode) - %SIGMA(Entropy(all child Sets))</annotation>
  </semantics>
</math>
</file>

<file path=Object 3/content.xml><?xml version="1.0" encoding="utf-8"?>
<math xmlns="http://www.w3.org/1998/Math/MathML">
  <semantics>
    <mrow>
      <mi mathvariant="normal">∈</mi>
      <mrow>
        <mrow>
          <mo stretchy="false">(</mo>
          <mi>i</mi>
          <mo stretchy="false">)</mo>
        </mrow>
        <mi mathvariant="normal">=</mi>
        <mrow>
          <mrow>
            <mn>1</mn>
            <mi mathvariant="normal">/</mi>
            <mi>N</mi>
          </mrow>
          <mi mathvariant="normal">∗</mi>
          <mo stretchy="false">Σ</mo>
        </mrow>
      </mrow>
      <mrow>
        <mo stretchy="false">(</mo>
        <mrow>
          <mrow>
            <mi mathvariant="italic">Wj</mi>
            <mi mathvariant="normal">∗</mi>
            <mo stretchy="false">δ</mo>
          </mrow>
          <mrow>
            <mo stretchy="false">(</mo>
            <mrow>
              <mi mathvariant="italic">Ci</mi>
              <mrow>
                <mo stretchy="false">(</mo>
                <mi mathvariant="italic">xi</mi>
                <mo stretchy="false">)</mo>
              </mrow>
              <mi mathvariant="normal">≠</mi>
              <mrow>
                <mo stretchy="false">(</mo>
                <mi mathvariant="italic">Yj</mi>
                <mo stretchy="false">)</mo>
              </mrow>
            </mrow>
            <mo stretchy="false">)</mo>
          </mrow>
        </mrow>
        <mo stretchy="false">)</mo>
      </mrow>
    </mrow>
    <annotation encoding="StarMath 5.0">%element(i) = 1/N * %SIGMA(Wj * %delta(Ci(xi)%notequal(Yj)))</annotation>
  </semantics>
</math>
</file>

<file path=Object 4/content.xml><?xml version="1.0" encoding="utf-8"?>
<math xmlns="http://www.w3.org/1998/Math/MathML">
  <semantics>
    <mrow>
      <mo stretchy="false">α</mo>
      <mrow>
        <mrow>
          <mo stretchy="false">(</mo>
          <mi>i</mi>
          <mo stretchy="false">)</mo>
        </mrow>
        <mi mathvariant="normal">=</mi>
        <mrow>
          <mrow>
            <mn>1</mn>
            <mi mathvariant="normal">/</mi>
            <mn>2</mn>
          </mrow>
          <mi mathvariant="normal">∗</mi>
          <mi>ln</mi>
        </mrow>
      </mrow>
      <mrow>
        <mo stretchy="false">(</mo>
        <mrow>
          <mrow>
            <mn>1</mn>
            <mi mathvariant="normal">−</mi>
            <mi mathvariant="normal">∈</mi>
          </mrow>
          <mrow>
            <mrow>
              <mo stretchy="false">(</mo>
              <mi>i</mi>
              <mo stretchy="false">)</mo>
            </mrow>
            <mi mathvariant="normal">/</mi>
            <mi mathvariant="normal">∈</mi>
          </mrow>
          <mrow>
            <mo stretchy="false">(</mo>
            <mi>i</mi>
            <mo stretchy="false">)</mo>
          </mrow>
        </mrow>
        <mo stretchy="false">)</mo>
      </mrow>
    </mrow>
    <annotation encoding="StarMath 5.0">%alpha(i) = 1/2 * ln(1-%element(i)/%element(i))</annotation>
  </semantics>
</math>
</file>

<file path=Object 5/content.xml><?xml version="1.0" encoding="utf-8"?>
<math xmlns="http://www.w3.org/1998/Math/MathML">
  <semantics>
    <mrow>
      <mi mathvariant="italic">Cj</mi>
      <mrow>
        <mrow>
          <mo stretchy="false">(</mo>
          <mi mathvariant="italic">Xi</mi>
          <mo stretchy="false">)</mo>
        </mrow>
        <mi mathvariant="normal">=</mi>
        <mi mathvariant="italic">Yi</mi>
      </mrow>
    </mrow>
    <annotation encoding="StarMath 5.0">Cj(Xi)= Yi
</annotation>
  </semantics>
</math>
</file>

<file path=Object 6/content.xml><?xml version="1.0" encoding="utf-8"?>
<math xmlns="http://www.w3.org/1998/Math/MathML">
  <semantics>
    <mrow>
      <mi mathvariant="italic">Wi</mi>
      <mrow>
        <mrow>
          <mo stretchy="false">(</mo>
          <mrow>
            <mi>j</mi>
            <mo stretchy="false">+</mo>
            <mn>1</mn>
          </mrow>
          <mo stretchy="false">)</mo>
        </mrow>
        <mi mathvariant="normal">=</mi>
        <mi mathvariant="italic">Wi</mi>
      </mrow>
      <mrow>
        <mrow>
          <mo stretchy="false">(</mo>
          <mi>j</mi>
          <mo stretchy="false">)</mo>
        </mrow>
        <mi mathvariant="normal">∗</mi>
        <mi>exp</mi>
      </mrow>
      <mrow>
        <mo stretchy="false">(</mo>
        <mrow>
          <mrow>
            <mi mathvariant="normal">−</mi>
            <mo stretchy="false">α</mo>
          </mrow>
          <mrow>
            <mo stretchy="false">(</mo>
            <mi>j</mi>
            <mo stretchy="false">)</mo>
          </mrow>
        </mrow>
        <mo stretchy="false">)</mo>
      </mrow>
    </mrow>
    <annotation encoding="StarMath 5.0">Wi(j+1) = Wi(j)* exp(-%alpha(j))</annotation>
  </semantics>
</math>
</file>

<file path=Object 7/content.xml><?xml version="1.0" encoding="utf-8"?>
<math xmlns="http://www.w3.org/1998/Math/MathML">
  <semantics>
    <mrow>
      <mi mathvariant="italic">Cj</mi>
      <mrow>
        <mo stretchy="false">(</mo>
        <mi mathvariant="italic">Xi</mi>
        <mo stretchy="false">)</mo>
      </mrow>
      <mi mathvariant="normal">≠</mi>
      <mrow>
        <mo stretchy="false">(</mo>
        <mi mathvariant="italic">Yi</mi>
        <mo stretchy="false">)</mo>
      </mrow>
    </mrow>
    <annotation encoding="StarMath 5.0">Cj(Xi)%notequal(Yi)</annotation>
  </semantics>
</math>
</file>

<file path=Object 8/content.xml><?xml version="1.0" encoding="utf-8"?>
<math xmlns="http://www.w3.org/1998/Math/MathML">
  <semantics>
    <mrow>
      <mi mathvariant="italic">Wi</mi>
      <mrow>
        <mrow>
          <mo stretchy="false">(</mo>
          <mrow>
            <mi>j</mi>
            <mo stretchy="false">+</mo>
            <mn>1</mn>
          </mrow>
          <mo stretchy="false">)</mo>
        </mrow>
        <mi mathvariant="normal">=</mi>
        <mi mathvariant="italic">Wi</mi>
      </mrow>
      <mrow>
        <mrow>
          <mo stretchy="false">(</mo>
          <mi>j</mi>
          <mo stretchy="false">)</mo>
        </mrow>
        <mi mathvariant="normal">∗</mi>
        <mi>exp</mi>
      </mrow>
      <mrow>
        <mo stretchy="false">(</mo>
        <mrow>
          <mo stretchy="false">α</mo>
          <mrow>
            <mo stretchy="false">(</mo>
            <mi>j</mi>
            <mo stretchy="false">)</mo>
          </mrow>
        </mrow>
        <mo stretchy="false">)</mo>
      </mrow>
    </mrow>
    <annotation encoding="StarMath 5.0">Wi(j+1)= Wi(j)*exp(%alpha(j)) </annotation>
  </semantics>
</math>
</file>

<file path=Object 9/content.xml><?xml version="1.0" encoding="utf-8"?>
<math xmlns="http://www.w3.org/1998/Math/MathML">
  <semantics>
    <mrow>
      <mrow>
        <mrow>
          <mi>C</mi>
          <mi mathvariant="normal">∗</mi>
          <mrow>
            <mo stretchy="false">(</mo>
            <mi>x</mi>
            <mo stretchy="false">)</mo>
          </mrow>
        </mrow>
        <mi mathvariant="normal">=</mi>
        <mi mathvariant="italic">argmax</mi>
      </mrow>
      <mo stretchy="false">Σ</mo>
      <mrow>
        <mo stretchy="false">(</mo>
        <mrow>
          <mo stretchy="false">α</mo>
          <mrow>
            <mrow>
              <mo stretchy="false">(</mo>
              <mi>j</mi>
              <mo stretchy="false">)</mo>
            </mrow>
            <mi mathvariant="normal">∗</mi>
            <mo stretchy="false">δ</mo>
          </mrow>
          <mrow>
            <mo stretchy="false">(</mo>
            <mrow>
              <mi mathvariant="italic">Cj</mi>
              <mrow>
                <mrow>
                  <mo stretchy="false">(</mo>
                  <mi>x</mi>
                  <mo stretchy="false">)</mo>
                </mrow>
                <mi mathvariant="normal">=</mi>
                <mi>y</mi>
              </mrow>
            </mrow>
            <mo stretchy="false">)</mo>
          </mrow>
        </mrow>
        <mo stretchy="false">)</mo>
      </mrow>
    </mrow>
    <annotation encoding="StarMath 5.0">C*(x)= argmax%SIGMA(%alpha(j)*%delta(Cj(x)=y))</annotation>
  </semantics>
</math>
</file>